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tyle="normal" officeooo:rsid="0022ac72" officeooo:paragraph-rsid="0022ac72" style:font-style-asian="normal" style:font-style-complex="normal"/>
    </style:style>
    <style:style style:name="P2" style:family="paragraph" style:parent-style-name="Standard">
      <style:paragraph-properties fo:line-height="150%" fo:text-align="justify" style:justify-single-word="false"/>
      <style:text-properties fo:font-style="normal" officeooo:rsid="00248860" officeooo:paragraph-rsid="00248860" style:font-style-asian="normal" style:font-style-complex="normal"/>
    </style:style>
    <style:style style:name="P3" style:family="paragraph" style:parent-style-name="Standard">
      <style:paragraph-properties fo:line-height="150%" fo:text-align="justify" style:justify-single-word="false"/>
      <style:text-properties fo:font-style="normal" officeooo:rsid="00259811" officeooo:paragraph-rsid="00248860" style:font-style-asian="normal" style:font-style-complex="normal"/>
    </style:style>
    <style:style style:name="P4" style:family="paragraph" style:parent-style-name="Standard">
      <style:paragraph-properties fo:line-height="150%" fo:text-align="justify" style:justify-single-word="false"/>
      <style:text-properties fo:font-style="normal" officeooo:rsid="0023b006" officeooo:paragraph-rsid="0023b006" style:font-style-asian="normal" style:font-style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style="normal" fo:font-weight="bold" officeooo:rsid="00259811" officeooo:paragraph-rsid="00276a78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1e20fb" officeooo:paragraph-rsid="001e20fb"/>
    </style:style>
    <style:style style:name="P7" style:family="paragraph" style:parent-style-name="Standard">
      <style:paragraph-properties fo:line-height="150%" fo:text-align="justify" style:justify-single-word="false"/>
      <style:text-properties officeooo:rsid="0022ac72" officeooo:paragraph-rsid="0022ac72"/>
    </style:style>
    <style:style style:name="P8" style:family="paragraph" style:parent-style-name="Standard">
      <style:paragraph-properties fo:line-height="150%" fo:text-align="justify" style:justify-single-word="false"/>
      <style:text-properties officeooo:rsid="00248860" officeooo:paragraph-rsid="0024886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59811" style:font-style-asian="italic" style:font-style-complex="italic"/>
    </style:style>
    <style:style style:name="T3" style:family="text">
      <style:text-properties fo:font-style="italic" fo:font-weight="normal" officeooo:rsid="002c50e8" style:font-style-asian="italic" style:font-weight-asian="normal" style:font-style-complex="italic" style:font-weight-complex="normal"/>
    </style:style>
    <style:style style:name="T4" style:family="text">
      <style:text-properties officeooo:rsid="0020662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59811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officeooo:rsid="002c50e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Gustavo Henrique Pinto</text:p>
      <text:p text:style-name="P6"/>
      <text:p text:style-name="P6"><text:span text:style-name="T8">1.</text:span> O sistema operacional tem como principais funções as de permitir uma interação entre usuário e o <text:span text:style-name="T1">hardware</text:span>, servindo como uma camada de abstração entre a linguagem de máquina transmitida aos componentes físicos do computador e a linguagem do usuári<text:span text:style-name="T4">o</text:span>, seja essa segunda baseada em ambientes gráficos (<text:span text:style-name="T1">GUI</text:span>) ou comandos e programação (<text:span text:style-name="T1">CLI</text:span>), <text:span text:style-name="T4">utilizando-se dessa abstração para executar programas e processos</text:span>.</text:p>
      <text:p text:style-name="P6"/>
      <text:p text:style-name="P7"><text:span text:style-name="T8">2.</text:span> Chips de multiprogramação são aqueles em que há uma abstração de linhas de processamento, na qual um determinado núcleo físico “divide-se” em dois ou mais processadores lógicos, permitindo assim que um <text:span text:style-name="T1">CPU</text:span><text:span text:style-name="T5"> de, por exemplo, quatro núcleos emule o desempenho de um com oito núcleos, liberando também mais trilhas de execução para o sistema operacional e seus processos.</text:span></text:p>
      <text:p text:style-name="P1"/>
      <text:p text:style-name="P8"><text:span text:style-name="T7">3.</text:span><text:span text:style-name="T5"> D</text:span></text:p>
      <text:p text:style-name="P2"/>
      <text:p text:style-name="P8"><text:span text:style-name="T7">4. </text:span><text:span text:style-name="T6">Máquinas virtuais são uma maneira de se virtualizar por meio de</text:span><text:span text:style-name="T2"> software </text:span><text:span text:style-name="T6">um sistema operacional operando dentro de outro. Essas máquinas virtualizadas compartilham dos recursos do sistema operacional hospedeiro de diferentes maneiras, com a maioria dos </text:span><text:span text:style-name="T2">softwares</text:span><text:span text:style-name="T6"> do gênero criando </text:span><text:span text:style-name="T2">sandboxes</text:span><text:span text:style-name="T6"> que isolam as responsabilidades de um sistema do outro.</text:span></text:p>
      <text:p text:style-name="P3"/>
      <text:p text:style-name="P5">5. <text:span text:style-name="T9">Os micro </text:span><text:span text:style-name="T3">kernels</text:span><text:span text:style-name="T9"> e os monolíticos são as bases fundamentais para a construção e operação de um sistema operacional, proporcionando a camada de abstração que antecede aos ambientes gráficos.</text:span></text:p>
      <text:p text:style-name="P5"><text:span text:style-name="T9"><text:tab/>Os micro </text:span><text:span text:style-name="T3">kernels</text:span><text:span text:style-name="T9"> são construídos de forma modularizada, e lidam com os processos sobre a forma de servidores isolados, já aqueles </text:span><text:span text:style-name="T3">kernels</text:span><text:span text:style-name="T9"> monolíticos são formados em grandes processos (monólitos), atuando muitas vezes de forma estática e sem o isolamento de tarefas, invocando-as diretamente</text:span></text:p>
      <text:p text:style-name="P1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11:22:28.201175734</meta:creation-date>
    <dc:date>2021-04-15T18:36:20.696827758</dc:date>
    <meta:editing-duration>PT26M5S</meta:editing-duration>
    <meta:editing-cycles>14</meta:editing-cycles>
    <meta:generator>LibreOffice/7.0.3.1$Linux_X86_64 LibreOffice_project/00$Build-1</meta:generator>
    <meta:document-statistic meta:table-count="0" meta:image-count="0" meta:object-count="0" meta:page-count="1" meta:paragraph-count="7" meta:word-count="249" meta:character-count="1635" meta:non-whitespace-character-count="1392"/>
  </office:meta>
</office:document-meta>
</file>